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ALPHAGALO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6-02" calcext:value-type="date">
            <text:p>02/06/2012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ALPHAGAL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3-03-24" calcext:value-type="date">
            <text:p>24/03/2013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Sidibé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float" office:value="327" calcext:value-type="float">
            <text:p>327</text:p>
          </table:table-cell>
          <table:table-cell office:value-type="string" calcext:value-type="string">
            <text:p>Assitan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07-15" calcext:value-type="date">
            <text:p>15/07/2012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Tia</text:p>
          </table:table-cell>
          <table:table-cell office:value-type="string" calcext:value-type="string">
            <text:p>Lah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BENG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8-05" calcext:value-type="date">
            <text:p>05/08/2013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BENGALY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o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351" calcext:value-type="float">
            <text:p>351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2-15" calcext:value-type="date">
            <text:p>15/02/2013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float" office:value="239" calcext:value-type="float">
            <text:p>239</text:p>
          </table:table-cell>
          <table:table-cell office:value-type="string" calcext:value-type="string">
            <text:p>Adiara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9-14" calcext:value-type="date">
            <text:p>14/09/2013</text:p>
          </table:table-cell>
          <table:table-cell office:value-type="string" calcext:value-type="string">
            <text:p>Moustapha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6-14" calcext:value-type="date">
            <text:p>14/06/201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488" calcext:value-type="float">
            <text:p>488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8-04" calcext:value-type="date">
            <text:p>04/08/2014</text:p>
          </table:table-cell>
          <table:table-cell office:value-type="string" calcext:value-type="string">
            <text:p>Tiètigui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ambour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float" office:value="466" calcext:value-type="float">
            <text:p>466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12-19" calcext:value-type="date">
            <text:p>19/12/2012</text:p>
          </table:table-cell>
          <table:table-cell office:value-type="string" calcext:value-type="string">
            <text:p>Sylab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Kourib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Waly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5-22" calcext:value-type="date">
            <text:p>22/05/2012</text:p>
          </table:table-cell>
          <table:table-cell office:value-type="string" calcext:value-type="string">
            <text:p>Mamoutou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our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9-07" calcext:value-type="date">
            <text:p>07/09/2012</text:p>
          </table:table-cell>
          <table:table-cell office:value-type="string" calcext:value-type="string">
            <text:p>Mory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heick O</text:p>
          </table:table-cell>
          <table:table-cell office:value-type="string" calcext:value-type="string">
            <text:p>DAFF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1-12" calcext:value-type="date">
            <text:p>12/01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AFF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float" office:value="485" calcext:value-type="float">
            <text:p>485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DEMBEL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2-29" calcext:value-type="date">
            <text:p>29/12/2013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float" office:value="452" calcext:value-type="float">
            <text:p>452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DEMBELE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06-30" calcext:value-type="date">
            <text:p>30/06/2012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Marietou</text:p>
          </table:table-cell>
          <table:table-cell office:value-type="string" calcext:value-type="string">
            <text:p>Dembel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float" office:value="489" calcext:value-type="float">
            <text:p>489</text:p>
          </table:table-cell>
          <table:table-cell office:value-type="string" calcext:value-type="string">
            <text:p>Kadidia</text:p>
          </table:table-cell>
          <table:table-cell office:value-type="string" calcext:value-type="string">
            <text:p>DEMBELE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3-06-02" calcext:value-type="date">
            <text:p>02/06/2013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3-15" calcext:value-type="date">
            <text:p>15/03/2012</text:p>
          </table:table-cell>
          <table:table-cell office:value-type="string" calcext:value-type="string">
            <text:p>Ambar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Banou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/>
          <table:table-cell office:value-type="string" calcext:value-type="string">
            <text:p>Magni</text:p>
          </table:table-cell>
          <table:table-cell office:value-type="string" calcext:value-type="string">
            <text:p>Doumbi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KEI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3-18" calcext:value-type="date">
            <text:p>18/03/2014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Abdoulaye F</text:p>
          </table:table-cell>
          <table:table-cell office:value-type="string" calcext:value-type="string">
            <text:p>KEÏTA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4-12-23" calcext:value-type="date">
            <text:p>23/12/2014</text:p>
          </table:table-cell>
          <table:table-cell office:value-type="string" calcext:value-type="string">
            <text:p>Famoudou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Tour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alick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7-26" calcext:value-type="date">
            <text:p>26/07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Guindo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1-02-10" calcext:value-type="date">
            <text:p>10/02/2011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Djeneba</text:p>
          </table:table-cell>
          <table:table-cell office:value-type="string" calcext:value-type="string">
            <text:p>Dougno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SAG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1-22" calcext:value-type="date">
            <text:p>22/11/2014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SAGAR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Guindo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SAMAK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2-14" calcext:value-type="date">
            <text:p>14/02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SAMAK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awa</text:p>
          </table:table-cell>
          <table:table-cell office:value-type="string" calcext:value-type="string">
            <text:p>Sangar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IDIBE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8-25" calcext:value-type="date">
            <text:p>25/08/2012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float" office:value="208" calcext:value-type="float">
            <text:p>208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ang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2-04" calcext:value-type="date">
            <text:p>04/02/2014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angar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atilé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TOGO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6-14" calcext:value-type="date">
            <text:p>14/06/2013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Sayon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/>
          <table:table-cell office:value-type="string" calcext:value-type="string">
            <text:p>Ousmane</text:p>
          </table:table-cell>
          <table:table-cell office:value-type="string" calcext:value-type="string">
            <text:p>togol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/>
          <table:table-cell office:value-type="string" calcext:value-type="string">
            <text:p>basitan</text:p>
          </table:table-cell>
          <table:table-cell office:value-type="string" calcext:value-type="string">
            <text:p>Togol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float" office:value="366" calcext:value-type="float">
            <text:p>366</text:p>
          </table:table-cell>
          <table:table-cell office:value-type="string" calcext:value-type="string">
            <text:p>Diarrah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07" calcext:value-type="date">
            <text:p>07/05/2014</text:p>
          </table:table-cell>
          <table:table-cell office:value-type="string" calcext:value-type="string">
            <text:p>Baladji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float" office:value="493" calcext:value-type="float">
            <text:p>493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5" calcext:value-type="date">
            <text:p>25/09/2014</text:p>
          </table:table-cell>
          <table:table-cell office:value-type="string" calcext:value-type="string">
            <text:p>Bassal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float" office:value="341" calcext:value-type="float">
            <text:p>341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1-12-01" calcext:value-type="date">
            <text:p>01/12/2011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2-25" calcext:value-type="date">
            <text:p>25/12/2014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tom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float" office:value="494" calcext:value-type="float">
            <text:p>494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26" calcext:value-type="date">
            <text:p>26/05/2014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float" office:value="373" calcext:value-type="float">
            <text:p>373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01" calcext:value-type="date">
            <text:p>01/12/2012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lakissa</text:p>
          </table:table-cell>
          <table:table-cell office:value-type="string" calcext:value-type="string">
            <text:p>Mariko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0-08" calcext:value-type="date">
            <text:p>08/10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ramane B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3-20" calcext:value-type="date">
            <text:p>20/03/2012</text:p>
          </table:table-cell>
          <table:table-cell office:value-type="string" calcext:value-type="string">
            <text:p>Kalif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Drame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office:value-type="float" office:value="229" calcext:value-type="float">
            <text:p>229</text:p>
          </table:table-cell>
          <table:table-cell office:value-type="string" calcext:value-type="string">
            <text:p>Farim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05-23" calcext:value-type="date">
            <text:p>23/05/2012</text:p>
          </table:table-cell>
          <table:table-cell office:value-type="string" calcext:value-type="string">
            <text:p>Sekoub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Teresse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7-19" calcext:value-type="date">
            <text:p>19/07/2012</text:p>
          </table:table-cell>
          <table:table-cell office:value-type="string" calcext:value-type="string">
            <text:p>Boure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Barry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/>
          <table:table-cell office:value-type="string" calcext:value-type="string">
            <text:p>boureima</text:p>
          </table:table-cell>
          <table:table-cell office:value-type="string" calcext:value-type="string">
            <text:p>Traor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Hama Hamidou</text:p>
          </table:table-cell>
          <table:table-cell office:value-type="string" calcext:value-type="string">
            <text:p>YALCOUYE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4-11" calcext:value-type="date">
            <text:p>11/04/2012</text:p>
          </table:table-cell>
          <table:table-cell office:value-type="string" calcext:value-type="string">
            <text:p>Abdou</text:p>
          </table:table-cell>
          <table:table-cell office:value-type="string" calcext:value-type="string">
            <text:p>YALCOUYE</text:p>
          </table:table-cell>
          <table:table-cell office:value-type="string" calcext:value-type="string">
            <text:p>Aîche</text:p>
          </table:table-cell>
          <table:table-cell office:value-type="string" calcext:value-type="string">
            <text:p>Sow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Djibril</text:p>
          </table:table-cell>
          <table:table-cell office:value-type="string" calcext:value-type="string">
            <text:p>YATTASSAY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4-24" calcext:value-type="date">
            <text:p>24/04/2012</text:p>
          </table:table-cell>
          <table:table-cell office:value-type="string" calcext:value-type="string">
            <text:p>Ibrahima Kalilou</text:p>
          </table:table-cell>
          <table:table-cell office:value-type="string" calcext:value-type="string">
            <text:p>YATTASSAYE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Barry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1-01" calcext:value-type="date">
            <text:p>01/01/2013</text:p>
          </table:table-cell>
          <table:table-cell office:value-type="string" calcext:value-type="string">
            <text:p>Maf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Safoune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office:value-type="float" office:value="264" calcext:value-type="float">
            <text:p>264</text:p>
          </table:table-cell>
          <table:table-cell office:value-type="string" calcext:value-type="string">
            <text:p>Assitan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2-21" calcext:value-type="date">
            <text:p>21/12/2013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Sanogo</text:p>
          </table:table-cell>
        </table:table-row>
      </table:table>
      <table:named-expressions/>
      <table:database-ranges>
        <table:database-range table:name="__Anonymous_Sheet_DB__0" table:target-range-address="Feuille1.A1:Feuille1.K4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2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9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time-style style:name="N131">
      <number:hours/>
      <number:text>:</number:text>
      <number:minutes number:style="long"/>
      <number:text> </number:text>
      <number:am-pm/>
    </number:time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date-style style:name="N132">
      <number:day number:style="long"/>
      <number:text>-</number:text>
      <number:month number:textual="true"/>
    </number:dat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"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07:18.876828882</meta:creation-date>
    <dc:date>2022-10-13T09:38:58.544355859</dc:date>
    <meta:editing-duration>PT9M27S</meta:editing-duration>
    <meta:editing-cycles>3</meta:editing-cycles>
    <meta:generator>LibreOffice/7.3.6.2$Linux_X86_64 LibreOffice_project/30$Build-2</meta:generator>
    <meta:document-statistic meta:table-count="1" meta:cell-count="426" meta:object-count="0"/>
  </office:meta>
</office:document-meta>
</file>